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9"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2623158554750618023"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text:soft-page-break/>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text:soft-page-break/>–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text:soft-page-break/>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text:span><text:span text:style-name="T1">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text:soft-page-break/></text:p>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text:span><text:span text:style-name="T1">они делятся. И при их делении </text:span><text:span text:style-name="T1">высвобо</text:span><text:span text:style-name="T1">ждается</text:span><text:span text:style-name="T1">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8"/>
      <text:p text:style-name="P36"><text:soft-page-break/>***</text:p>
      <text:p text:style-name="P35"/>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soft-page-break/>***</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text:span><text:span text:style-name="T58">пони </text:span><text:span text:style-name="T58">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text:span><text:span text:style-name="T1">скалы К</text:span><text:span text:style-name="T1">антерлот</text:span><text:span text:style-name="T1">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text:soft-page-break/></text:p>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text:soft-page-break/>–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text:soft-page-break/></text:p>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text:soft-page-break/>–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text:soft-page-break/></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text:soft-page-break/></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text:soft-page-break/>–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soft-page-break/>…</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oft-page-break/><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soft-page-break/>…</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text:soft-page-break/></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text:soft-page-break/></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oft-page-break/><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text:soft-page-break/>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text:soft-page-break/>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oft-page-break/><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text:soft-page-break/></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text:soft-page-break/>«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text:soft-page-break/>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text:soft-page-break/></text:p>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text:soft-page-break/>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text:soft-page-break/></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oft-page-break/><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oft-page-break/><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soft-page-break/>…</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text:soft-page-break/>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oft-page-break/><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text:soft-page-break/>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2" text:outline-level="2">2<text:span text:style-name="T1">9</text:span>. Отбытие</text:h>
      <text:p text:style-name="P116"/>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soft-page-break/>~~~</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5"/>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6T23:48:49.09</dc:date>
    <meta:editing-duration>P154DT4H43M47S</meta:editing-duration>
    <meta:editing-cycles>980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1" meta:paragraph-count="4890" meta:word-count="107636" meta:character-count="684306"/>
  </office:meta>
</office:document-meta>
</file>